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justify" style:justify-single-word="false"/>
      <style:text-properties style:font-name="Times New Roman" fo:font-size="10pt" style:font-size-asian="10pt" style:font-size-complex="10pt"/>
    </style:style>
    <style:style style:name="P3" style:family="paragraph" style:parent-style-name="Standard">
      <style:paragraph-properties fo:margin-left="0in" fo:margin-right="0in" fo:line-height="150%" fo:text-align="justify" style:justify-single-word="false" fo:text-indent="0in" style:auto-text-indent="false"/>
      <style:text-properties style:font-name="Times New Roman" fo:font-size="10pt" fo:language="en" fo:country="US" style:font-size-asian="10pt" style:font-size-complex="10pt"/>
    </style:style>
    <style:style style:name="P4" style:family="paragraph" style:parent-style-name="Standard">
      <style:paragraph-properties fo:margin-left="0in" fo:margin-right="0in" fo:line-height="150%" fo:text-align="justify" style:justify-single-word="false" fo:text-indent="0in" style:auto-text-indent="false"/>
      <style:text-properties style:font-name="Times New Roman" fo:font-size="10pt" style:font-size-asian="10pt" style:font-size-complex="10pt"/>
    </style:style>
    <style:style style:name="P5" style:family="paragraph" style:parent-style-name="Standard">
      <style:paragraph-properties fo:margin-left="0in" fo:margin-right="0in" fo:line-height="150%" fo:text-align="justify" style:justify-single-word="false" fo:text-indent="0in" style:auto-text-indent="true"/>
      <style:text-properties style:font-name="Times New Roman" fo:font-size="14pt" fo:language="uk" fo:country="UA" style:font-size-asian="14pt" style:font-size-complex="14pt"/>
    </style:style>
    <style:style style:name="P6" style:family="paragraph" style:parent-style-name="Standard">
      <style:paragraph-properties fo:margin-left="0in" fo:margin-right="0in" fo:line-height="150%" fo:text-align="center" style:justify-single-word="false" fo:text-indent="0in" style:auto-text-indent="tru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in" fo:line-height="150%" fo:text-align="justify" style:justify-single-word="false" fo:text-indent="0in" style:auto-text-indent="tru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in" fo:line-height="150%" fo:text-align="end" style:justify-single-word="false" fo:text-indent="0in" style:auto-text-indent="true"/>
      <style:text-properties style:font-name="Times New Roman" fo:font-size="14pt" fo:language="uk" fo:country="UA" fo:font-style="italic" style:text-underline-style="none" fo:font-weight="normal" style:font-size-asian="14pt" style:font-style-asian="italic" style:font-weight-asian="normal" style:font-size-complex="14pt" style:font-style-complex="italic" style:font-weight-complex="normal"/>
    </style:style>
    <style:style style:name="P9" style:family="paragraph" style:parent-style-name="Standard">
      <style:paragraph-properties fo:margin-left="0in" fo:margin-right="0in" fo:line-height="150%" fo:text-align="justify" style:justify-single-word="false" fo:text-indent="0in" style:auto-text-indent="true"/>
      <style:text-properties style:font-name="Times New Roman" fo:font-size="14pt" fo:language="uk" fo:country="UA" fo:font-weight="normal" style:font-size-asian="14pt" style:font-weight-asian="normal" style:font-size-complex="14pt" style:font-weight-complex="normal"/>
    </style:style>
    <style:style style:name="P10" style:family="paragraph" style:parent-style-name="Standard" style:list-style-name="L1">
      <style:paragraph-properties fo:margin-left="0in" fo:margin-right="0in" fo:line-height="150%" fo:text-align="justify" style:justify-single-word="false" fo:text-indent="0in" style:auto-text-indent="true"/>
      <style:text-properties style:font-name="Times New Roman" fo:font-size="14pt" fo:language="uk" fo:country="UA" fo:font-weight="normal" style:font-size-asian="14pt" style:font-weight-asian="normal" style:font-size-complex="14pt" style:font-weight-complex="normal"/>
    </style:style>
    <style:style style:name="P11" style:family="paragraph" style:parent-style-name="Standard">
      <style:paragraph-properties fo:margin-left="0in" fo:margin-right="0in" fo:line-height="150%" fo:text-align="justify" style:justify-single-word="false" fo:text-indent="0in" style:auto-text-indent="true"/>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in" fo:line-height="150%" fo:text-align="justify" style:justify-single-word="false" fo:text-indent="0in" style:auto-text-indent="true"/>
      <style:text-properties style:font-name="Times New Roman" fo:font-size="14pt" fo:language="en" fo:country="US" style:font-size-asian="14pt" style:font-size-complex="14pt"/>
    </style:style>
    <style:style style:name="P13" style:family="paragraph" style:parent-style-name="Standard">
      <style:paragraph-properties fo:margin-left="0in" fo:margin-right="0in" fo:line-height="150%" fo:text-align="justify" style:justify-single-word="false" fo:text-indent="0in" style:auto-text-indent="true"/>
      <style:text-properties style:font-name="Times New Roman" fo:font-size="14pt" style:font-size-asian="14pt" style:font-size-complex="14pt"/>
    </style:style>
    <style:style style:name="P14" style:family="paragraph" style:parent-style-name="Standard">
      <style:paragraph-properties fo:margin-left="0in" fo:margin-right="0in" fo:line-height="150%" fo:text-align="justify" style:justify-single-word="false" fo:text-indent="0in" style:auto-text-indent="tru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in" fo:line-height="150%" fo:text-align="justify" style:justify-single-word="false" fo:text-indent="0in" style:auto-text-indent="true"/>
      <style:text-properties style:font-name="Times New Roman" fo:font-size="14pt" fo:font-weight="bold" style:font-size-asian="14pt" style:font-weight-asian="bold" style:font-size-complex="14pt" style:font-weight-complex="bold"/>
    </style:style>
    <style:style style:name="P16" style:family="paragraph" style:parent-style-name="Standard">
      <style:paragraph-properties fo:margin-left="0in" fo:margin-right="0in" fo:line-height="150%" fo:text-align="justify" style:justify-single-word="false" fo:text-indent="0in" style:auto-text-indent="true"/>
    </style:style>
    <style:style style:name="P17" style:family="paragraph" style:parent-style-name="Standard">
      <style:paragraph-properties fo:margin-left="0in" fo:margin-right="0in" fo:line-height="150%" fo:text-indent="0in" style:auto-text-indent="true"/>
      <style:text-properties fo:font-size="14pt" style:font-size-asian="14pt" style:font-size-complex="14pt"/>
    </style:style>
    <style:style style:name="P18" style:family="paragraph" style:parent-style-name="Text_20_body">
      <style:paragraph-properties fo:line-height="150%" fo:text-align="justify" style:justify-single-word="false"/>
    </style:style>
    <style:style style:name="P19" style:family="paragraph" style:parent-style-name="Text_20_body">
      <style:paragraph-properties fo:margin-left="0in" fo:margin-right="0in" fo:line-height="150%" fo:text-align="justify" style:justify-single-word="false" fo:text-indent="0in" style:auto-text-indent="tru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Text_20_body">
      <style:paragraph-properties fo:margin-left="0in" fo:margin-right="0in" fo:line-height="150%" fo:text-align="justify" style:justify-single-word="false" fo:text-indent="0in" style:auto-text-indent="true"/>
    </style:style>
    <style:style style:name="P21" style:family="paragraph" style:parent-style-name="Footnote">
      <style:text-properties style:font-name="Times New Roman" fo:font-size="10pt"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fo:font-size="10pt" style:font-size-asian="10pt" style:font-size-complex="10pt"/>
    </style:style>
    <style:style style:name="T1" style:family="text">
      <style:text-properties fo:language="uk" fo:country="UA"/>
    </style:style>
    <style:style style:name="T2" style:family="text">
      <style:text-properties fo:language="uk" fo:country="UA" fo:font-weight="bold" style:font-weight-asian="bold" style:font-weight-complex="bold"/>
    </style:style>
    <style:style style:name="T3" style:family="text">
      <style:text-properties fo:language="uk" fo:country="UA" fo:font-style="normal" style:text-underline-style="none" fo:font-weight="normal" style:font-style-asian="normal" style:font-weight-asian="normal" style:font-style-complex="normal" style:font-weight-complex="normal"/>
    </style:style>
    <style:style style:name="T4" style:family="text">
      <style:text-properties fo:font-variant="small-caps" fo:language="uk" fo:country="UA"/>
    </style:style>
    <style:style style:name="T5" style:family="text">
      <style:text-properties fo:font-weight="bold" style:font-weight-asian="bold"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en" fo:country="US" style:font-size-asian="14pt" style:font-size-complex="14pt"/>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language="en" fo:country="US" fo:font-style="normal" style:text-underline-style="none" fo:font-weight="normal" style:font-style-asian="normal" style:font-weight-asian="normal" style:font-style-complex="normal" style:font-weight-complex="normal"/>
    </style:style>
    <style:style style:name="T10"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style:font-name="Times New Roman" fo:font-size="14pt" fo:language="uk" fo:country="UA" fo:font-weight="normal" style:font-size-asian="14pt" style:font-weight-asian="normal" style:font-size-complex="14pt" style:font-weight-complex="normal"/>
    </style:style>
    <style:style style:name="T12" style:family="text">
      <style:text-properties style:font-name="Times New Roman" fo:font-size="14pt" fo:language="uk" fo:country="UA" fo:font-weight="bold" style:font-size-asian="14pt" style:font-weight-asian="bold" style:font-size-complex="14pt" style:font-weight-complex="bold"/>
    </style:style>
    <style:style style:name="T13"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style:font-name="Times New Roman" fo:font-size="10pt" style:font-size-asian="10pt" style:font-size-complex="10pt"/>
    </style:style>
    <style:style style:name="T16" style:family="text">
      <style:text-properties style:font-name="Times New Roman" fo:font-size="10pt" fo:font-weight="normal"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Вступ</text:p>
      <text:p text:style-name="P8"/>
      <text:p text:style-name="P8">Той, хто продукує оказіоналізм-новацію,<text:tab/><text:tab/><text:tab/></text:p>
      <text:p text:style-name="P8">свідомо деформує норму і відчуває при цьому<text:tab/><text:tab/></text:p>
      <text:p text:style-name="P8">естетичне задоволення від своїх мовотворчих<text:tab/><text:tab/></text:p>
      <text:p text:style-name="P8">здібностей, а той, хто сприймає, дивується<text:tab/><text:tab/></text:p>
      <text:p text:style-name="P8">хистові автора і &lt;…&gt; дістає естетичне<text:tab/><text:tab/><text:tab/></text:p>
      <text:p text:style-name="P8">задоволення від співучасті в акті творчості, від<text:tab/><text:tab/></text:p>
      <text:p text:style-name="P8">розуміння своєї підготовленості до цього акту.<text:tab/><text:tab/></text:p>
      <text:p text:style-name="P8">В. Чабаненко</text:p>
      <text:p text:style-name="P7"/>
      <text:p text:style-name="P5"><text:span text:style-name="T8">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8"><text:note text:id="ftn0" text:note-class="footnote"><text:note-citation>1</text:note-citation><text:note-body><text:p text:style-name="P3"><text:span text:style-name="T3"><text:s/>Колоїз Ж. В.Українська оказіональна деривація: Монографія. — Київ: Акцент, 2007. — С. 5</text:span></text:p></text:note-body></text:note></text:span></text:p>
      <text:p text:style-name="P11">Кінець ХХ століття, за влучним висловом О. Земської, називають «віком оказіоналізмів»<text:note text:id="ftn19" text:note-class="footnote"><text:note-citation>2</text:note-citation><text:note-body><text:p text:style-name="P22"><text:s/><text:span text:style-name="T9">Земская 1996 – Земская Е.А. Активные процессы современного словопроизводства // Русский язык конца ХХ столетия (1985-1995). – М.: Языки русской культуры, 1996. – С. 128</text:span></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1" text:note-class="footnote"><text:note-citation>3</text:note-citation><text:note-body><text:p text:style-name="P3"><text:span text:style-name="T3"><text:s/>Колоїз Ж. В. Українська оказіональна деривація: Монографія. — Київ: Акцент, 2007. — С. 8</text:span></text:p></text:note-body></text:note></text:p>
      <text:p text:style-name="P12"><text:span text:style-name="T8">«Оказіональність – це мовленнєва реалізація можливостей мовної системи, що суперечить традиції та нормі вживання», «мовленнєвий вияв усього того, що могло б бути у мові, але чого насправді немає в усезагальному вжитку».</text:span><text:span text:style-name="T8"><text:note text:id="ftn2" text:note-class="footnote"><text:note-citation>4</text:note-citation><text:note-body><text:p text:style-name="P3"><text:span text:style-name="T8"><text:s/>Лыков А. Г. Современная русская лексикология (русское окказиональное слово). </text:span><text:span text:style-name="T3">—</text:span><text:span text:style-name="T8"> М.: Высшая школа, 1976. </text:span><text:span text:style-name="T3">—</text:span><text:span text:style-name="T8"> </text:span><text:span text:style-name="T3">С</text:span><text:span text:style-name="T8">. 78</text:span></text:p></text:note-body></text:note></text:span><text:span text:style-name="T8"> О. Ликов </text:span><text:soft-page-break/><text:span text:style-name="T8">протиставляє категорію оказіональності 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text:span><text:span text:style-name="T8"><text:note text:id="ftn3" text:note-class="footnote"><text:note-citation>5</text:note-citation><text:note-body><text:p text:style-name="P3"><text:span text:style-name="T8"><text:s/>Лыков А.Г. Современная русская лексикология (русское окказиональное слово). </text:span><text:span text:style-name="T3">—</text:span><text:span text:style-name="T8"> М.: Высшая школа, 1976. </text:span><text:span text:style-name="T3">—</text:span><text:span text:style-name="T8"> </text:span><text:span text:style-name="T3">С</text:span><text:span text:style-name="T8">. 78</text:span></text:p></text:note-body></text:note></text:span></text:p>
      <text:p text:style-name="P11">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P13"><text:span text:style-name="T3">Т</text:span><text:span text:style-name="T9">ермін «неологія» використову</text:span><text:span text:style-name="T3">ється</text:span><text:span text:style-name="T9">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span text:style-name="T9"><text:note text:id="ftn4" text:note-class="footnote"><text:note-citation>6</text:note-citation><text:note-body><text:p text:style-name="P2"><text:span text:style-name="T3"><text:s/>Українська мова: Енциклопедія. — К.: Українська енциклопедія, 2000. — С. </text:span><text:span text:style-name="T9">377</text:span></text:p></text:note-body></text:note></text:span></text:p>
      <text:p text:style-name="P11">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P13"><text:span text:style-name="T9">У перекладі з грецької неологізм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значущі одиниці, але ще не увійшли до активного словникового запасу».</text:span><text:span text:style-name="T9"><text:note text:id="ftn5" text:note-class="footnote"><text:note-citation>7</text:note-citation><text:note-body><text:p text:style-name="P4"><text:span text:style-name="T9"><text:s/>Шанский Н. М. Неологизмы // Лексикология современного русского языка: Пособие для студентов пед. ин-тов. – М.: Просвещение, 1964. – С. 156</text:span></text:p></text:note-body></text:note></text:span><text:span text:style-name="T9"> До розряду неологізмів </text:span><text:soft-page-break/><text:span text:style-name="T9">зараховують новопредставлені лексеми, що, отримавши нову, нетрадиційну форму вираження, набувають, відповідно, й нового, нетрадиційного змісту. Подібні визначення з’ясовують сутність, так би мовити, лексичних неологізмів, «у яких на тому чи іншому етапі розвитку мови новими є і зміст, і звукова оболонка слова».</text:span><text:span text:style-name="T9"><text:note text:id="ftn6" text:note-class="footnote"><text:note-citation>8</text:note-citation><text:note-body><text:p text:style-name="P4"><text:span text:style-name="T9"><text:s/>Сучасна українська літературна мова: Лексика і фразеологія / За заг. ред. І. К. Білодіда. – К.: Наукова думка, 1973. – </text:span><text:span text:style-name="T3">С</text:span><text:span text:style-name="T9">. 243</text:span></text:p></text:note-body></text:note></text:span><text:span text:style-name="T9"> Термінологічне сполучення «лексичний неологізм»</text:span><text:span text:style-name="T9"><text:note text:id="ftn7" text:note-class="footnote"><text:note-citation>9</text:note-citation><text:note-body><text:p text:style-name="P4"><text:span text:style-name="T9"><text:s/>Фомина М. И. Новые слова и их типы // Современный русский язык: Лексикология. – М.: Высшая школа, 1990. – С. 290</text:span></text:p></text:note-body></text:note></text:span><text:span text:style-name="T9">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9"><text:note text:id="ftn8" text:note-class="footnote"><text:note-citation>10</text:note-citation><text:note-body><text:p text:style-name="P4"><text:span text:style-name="T9"><text:s/>Сучасна українська літературна мова: Лексика і фразеологія / За заг. ред. І. К. Білодіда. – К.: Наукова думка, 1973. – </text:span><text:span text:style-name="T3">С</text:span><text:span text:style-name="T9">. 243</text:span></text:p></text:note-body></text:note></text:span></text:p>
      <text:p text:style-name="P7">...</text:p>
      <text:p text:style-name="P16"><text:span text:style-name="T10">Василь Стус —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0">Караюсь, мучусь, але не каюсь»</text:span></text:span><text:span text:style-name="T10">. Людина, яка говорила правду. </text:span><text:span text:style-name="T13">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P19">Перша полотняна сорочка з кишенькою, перша свитка, у якій ходив до школи, перший біль - співчуття, коли на його очах сусід-татарин зарізав лошака. «Я плакав <text:span text:style-name="T1">—</text:span> так було шкода», а коли сусід хотів нагодувати кониною, «ревма ревів, аби не присилував до такого гріха».</text:p>
      <text:p text:style-name="P19"><text:soft-page-break/>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P19">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P19">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text:span text:style-name="T1">—</text:span> Сковороди, Шевченка, Довженка та багатьох інших поборників правди і свободи.</text:p>
      <text:p text:style-name="P19">«Воля <text:span text:style-name="T1">—</text:span> найвище в світі, чого потребує людина, й Мойсей жорстоко карав слюнтяїв, які тужили за рабськими глечиками», <text:span text:style-name="T1">—</text:span> говорив Василь Стус.</text:p>
      <text:p text:style-name="P19"/>
      <text:p text:style-name="P20"><text:span text:style-name="Emphasis"><text:span text:style-name="T13">...Сто чорних тіней довжаться, ростуть </text:span></text:span></text:p>
      <text:p text:style-name="P20"><text:span text:style-name="Emphasis"><text:span text:style-name="T13">І вже, як ліс соснової малечі,</text:span></text:span></text:p>
      <text:p text:style-name="P20"><text:span text:style-name="Emphasis"><text:span text:style-name="T13">Устріч рушають. Вдатися до втечі,</text:span></text:span></text:p>
      <text:p text:style-name="P20"><text:span text:style-name="Emphasis"><text:span text:style-name="T13">Стежину власну, ніби дріт згорнуть?</text:span></text:span></text:p>
      <text:p text:style-name="P20"><text:span text:style-name="Emphasis"><text:span text:style-name="T13">Ні. Вистояти. Вистояти. Ні </text:span></text:span><text:span text:style-name="Emphasis"><text:span text:style-name="T10">—</text:span></text:span></text:p>
      <text:p text:style-name="P20"><text:span text:style-name="Emphasis"><text:span text:style-name="T13">Стояти. Тільки тут, у цьому полі,</text:span></text:span></text:p>
      <text:p text:style-name="P20"><text:span text:style-name="Emphasis"><text:span text:style-name="T13">Що наче льон, і власної неволі</text:span></text:span></text:p>
      <text:p text:style-name="P20"><text:span text:style-name="Emphasis"><text:span text:style-name="T13">Спізнати тут на рідній чужині.</text:span></text:span></text:p>
      <text:p text:style-name="P19">Ось «Пояснювальна записка», що Василь подав керівництву Інституту <text:soft-page-break/>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P20"><text:span text:style-name="Emphasis"><text:span text:style-name="T13">«У суботу, 4 вересня, під час виступу автора фільму та його учасників, а <text:line-break/>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стриматись. Я вважаю, що в таких умовах мовчанка є злочином...».</text:span></text:span></text:p>
      <text:p text:style-name="P20"><text:span text:style-name="T13">Другим документом визначальної ваги було «Двоє слів читачеві» </text:span><text:span text:style-name="T10">—</text:span><text:span text:style-name="T13"> передмова до збірки поезій «Зимові дерева». Ця збірка </text:span><text:span text:style-name="T10">—</text:span><text:span text:style-name="T13">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10"><text:note text:id="ftn9" text:note-class="footnote"><text:note-citation>11</text:note-citation><text:note-body><text:p text:style-name="P18"><text:span text:style-name="T14"><text:s/></text:span><text:a xlink:type="simple" xlink:href="http://blog.i.ua/community/3252/752359/">Документальна трилогія «Просвітлої дороги свічка чорна». Пам’яті Василя Стуса</text:a></text:p></text:note-body></text:note></text:span></text:p>
      <text:p text:style-name="P7">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P16"><text:span text:style-name="T10">Хто знайомий з віршами Стуса, той знає, наскільки вони с оригінальними, </text:span><text:soft-page-break/><text:span text:style-name="T10">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тлумаченні деяких слів та словосполучень.</text:span><text:span text:style-name="T10"><text:note text:id="ftn10" text:note-class="footnote"><text:note-citation>12</text:note-citation><text:note-body><text:p text:style-name="Footnote"><text:span text:style-name="T15"><text:s/>«</text:span><text:a xlink:type="simple" xlink:href="http://stus.kiev.ua/Slovnyk.files/Peredmova.zip"><text:span text:style-name="T15">Словник поетичної мови Василя Стуса» (Рідковживані слова та </text:span></text:a><text:a xlink:type="simple" xlink:href="http://stus.kiev.ua/Slovnyk.files/Peredmova.zip"><text:span text:style-name="T15">індивідуально-авторські новотвори). Укладач Л.В.Оліфіренко. Київ, Абрис, 2003 рік.</text:span></text:a></text:p></text:note-body></text:note></text:span></text:p>
      <text:p text:style-name="P17"><text:span text:style-name="T1">Поетична творчість В.Стуса під час «тривання на межі» ознаменувалась невольничою збіркою «Палімпсести».</text:span><text:span text:style-name="T1"><text:note text:id="ftn11" text:note-class="footnote"><text:note-citation>13</text:note-citation><text:note-body><text:p text:style-name="Footnote"><text:span text:style-name="T15"><text:s/></text:span><text:a xlink:type="simple" xlink:href="http://stus.kiev.ua/stusoznavstvo.files/11%20Rar1.zip"><text:span text:style-name="T15">Олег Рарицький. «Палімпсести» Василя </text:span></text:a><text:a xlink:type="simple" xlink:href="http://stus.kiev.ua/stusoznavstvo.files/11%20Rar1.zip"><text:span text:style-name="T15">Стуса – </text:span></text:a><text:a xlink:type="simple" xlink:href="http://stus.kiev.ua/stusoznavstvo.files/11%20Rar1.zip"><text:span text:style-name="T15">духовна домінанта.</text:span></text:a></text:p></text:note-body></text:note></text:span></text:p>
      <text:p text:style-name="P16"><text:span text:style-name="T6">Саме так — палімпсестами —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text:span><text:span text:style-name="T7"> </text:span><text:span text:style-name="T6">визначення, що зближувало його творче самовираження з тим давнім, забутим, історично зумовленим способом фіксування нового змісту?</text:span><text:span text:style-name="T6"><text:note text:id="ftn12" text:note-class="footnote"><text:note-citation>14</text:note-citation><text:note-body><text:p text:style-name="Footnote"><text:span text:style-name="T15"><text:s/></text:span><text:a xlink:type="simple" xlink:href="http://stus.kiev.ua/stusoznavstvo.files/7%20Kotsjubynska6.zip"><text:span text:style-name="T15">Михайлина Коцюбинська. «Новітні палімпсести</text:span></text:a><text:span text:style-name="T15">»</text:span></text:p></text:note-body></text:note></text:span></text:p>
      <text:p text:style-name="P16"><text:span text:style-name="T10">Михайлина Коцюбинська вбачає в цьому кілька асоціацій ідей, що накладаються одна на одну, творячи багатозначний образ.</text:span></text:p>
      <text:p text:style-name="P7">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P14"><text:span text:style-name="T1">У поезії Стуса весь час нашаровуються різні стани душі, які на перший </text:span><text:span text:style-name="T1">погляд</text:span><text:span text:style-name="T4"> </text:span><text:span text:style-name="T1">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text:span><text:soft-page-break/><text:span text:style-name="T1">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p>
      <text:p text:style-name="P16"><text:span text:style-name="T10">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людину такої емоційної наснаги, такого кришталевого сумління, такої абсолютної безкомпромісності, як він, на Голгофу.</text:span><text:span text:style-name="T10"><text:note text:id="ftn13" text:note-class="footnote"><text:note-citation>15</text:note-citation><text:note-body><text:p text:style-name="Footnote"><text:span text:style-name="T15"><text:s/></text:span><text:a xlink:type="simple" xlink:href="http://stus.kiev.ua/stusoznavstvo.files/7%20Kotsjubynska6.zip"><text:span text:style-name="T15">Михайлина Коцюбинська. «Новітні палімпсести</text:span></text:a><text:span text:style-name="T15">»</text:span></text:p></text:note-body></text:note></text:span></text:p>
      <text:p text:style-name="P16"><text:span text:style-name="T10">Починаючи підготовку «Палімпсестів», що складають дві книги третього тому видання</text:span><text:span text:style-name="T10"><text:note text:id="ftn14" text:note-class="footnote"><text:note-citation>16</text:note-citation><text:note-body><text:p text:style-name="P21"><text:s/><text:span text:style-name="T3">Твори : У 4т., 6 кн. / НАН України. Ін-ту літератури ім. і. Г. Шевченка. Відділ рукописних фондів і текстології. Львів: Вид. Спілка «Просвіта», 1994.</text:span></text:p></text:note-body></text:note></text:span><text:span text:style-name="T10">,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10"><text:note text:id="ftn15" text:note-class="footnote"><text:note-citation>17</text:note-citation><text:note-body><text:p text:style-name="Footnote"><text:span text:style-name="T15"><text:s/></text:span><text:a xlink:type="simple" xlink:href="http://stus.kiev.ua/stusoznavstvo.files/7%20D.Stus2.zip"><text:span text:style-name="T15">Дмитро Стус. «ПАЛІМПСЕСТИ Василя Стуса</text:span></text:a><text:span text:style-name="T15">»</text:span></text:p></text:note-body></text:note></text:span></text:p>
      <text:p text:style-name="P16"><text:span text:style-name="T10">Мова цього поета дуже чиста і багата. З’являються теж в нього шукання словних новотворів. Але і в цьому випадку, як і в уживанні давніх слів, поет </text:span><text:soft-page-break/><text:span text:style-name="T10">звертається до шукання з ціллю різкішої передачі змісту.</text:span><text:span text:style-name="T10"><text:note text:id="ftn16" text:note-class="footnote"><text:note-citation>18</text:note-citation><text:note-body><text:p text:style-name="Footnote"><text:span text:style-name="T15"><text:s/></text:span><text:a xlink:type="simple" xlink:href="http://stus.kiev.ua/stusoznavstvo.files/R%20Shum.zip"><text:span text:style-name="T15">Аріядна Шум. «Поезія Василя Стуса</text:span></text:a><text:span text:style-name="T15">»</text:span></text:p></text:note-body></text:note></text:span></text:p>
      <text:p text:style-name="P16"><text:span text:style-name="T10">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text:span><text:span text:style-name="T10"><text:note text:id="ftn17" text:note-class="footnote"><text:note-citation>19</text:note-citation><text:note-body><text:p text:style-name="Footnote"><text:span text:style-name="T15"><text:s/></text:span><text:a xlink:type="simple" xlink:href="http://stus.kiev.ua/stusoznavstvo.files/7%20D.Stus2.zip"><text:span text:style-name="T15">Дмитро Стус. «ПАЛІМПСЕСТИ Василя Стуса</text:span></text:a><text:span text:style-name="T15">»</text:span></text:p></text:note-body></text:note></text:span></text:p>
      <text:p text:style-name="P16"><text:span text:style-name="T10">Іншою проблемою, яку довелося вирішувати Василю Стусу при 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10"><text:note text:id="ftn18" text:note-class="footnote"><text:note-citation>20</text:note-citation><text:note-body><text:p text:style-name="Footnote"><text:span text:style-name="T15"><text:s/></text:span><text:a xlink:type="simple" xlink:href="http://stus.kiev.ua/stusoznavstvo.files/7%20D.Stus2.zip"><text:span text:style-name="T16">Дмитро Стус. «ПАЛІМПСЕСТИ Василя Стуса</text:span></text:a><text:span text:style-name="T16">»</text:span></text:p></text:note-body></text:note></text:span></text:p>
      <text:p text:style-name="P16"><text:span text:style-name="T11">Саме цим пояснюється </text:span><text:span text:style-name="T12">актуальність </text:span><text:span text:style-name="T11">роботи.</text:span></text:p>
      <text:p text:style-name="P9">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Герман (1999 р.), «Оказіоналізми у творчості Павла Загребельного: структурно-семантичний і стилістичний аспекти» Т. Юрченко (2003 р.).</text:p>
      <text:p text:style-name="P9"/>
      <text:p text:style-name="P13"><text:span text:style-name="T5">Тема дослідження</text:span> <text:span text:style-name="T3">— індивідуально-авторські новотвори у збірці В. Стуса </text:span><text:span text:style-name="T3">“Палімпсести”.</text:span></text:p>
      <text:p text:style-name="P13"><text:soft-page-break/></text:p>
      <text:p text:style-name="P13"><text:span text:style-name="T5">Метою </text:span><text:span text:style-name="T2">роботи </text:span>є <text:span text:style-name="T1">дослідження індивідуально-авторських новотворів і аналіз отриманих результатів.</text:span></text:p>
      <text:p text:style-name="P13"/>
      <text:p text:style-name="P13"><text:span text:style-name="T5">Об’єктом дослідження</text:span> в роботі виступа<text:span text:style-name="T1">є збірка В. Стуса “Палімпсести”.</text:span></text:p>
      <text:p text:style-name="P13"/>
      <text:p text:style-name="P13"><text:span text:style-name="T5">Предметом дослідження</text:span> є <text:span text:style-name="T1">індивідуально-авторські новотвори, знайдені у збірці В. Стуса “Палімпсести”.</text:span></text:p>
      <text:p text:style-name="P13"/>
      <text:p text:style-name="P15">Завдання дипломної роботи:</text:p>
      <text:list xml:id="list1895754464" text:style-name="L1">
        <text:list-item>
          <text:p text:style-name="P10">...</text:p>
        </text:list-item>
        <text:list-item>
          <text:p text:style-name="P10">...</text:p>
        </text:list-item>
        <text:list-item>
          <text:p text:style-name="P10">...</text:p>
        </text:list-item>
      </text:list>
      <text:p text:style-name="P9"/>
      <text:p text:style-name="P13">Дослідження <text:span text:style-name="T1">проводилося</text:span> на матеріалах наукових праць <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Звичайний_20__28_веб_29_" style:display-name="Звичайний (веб)" style:family="paragraph" style:parent-style-name="Standard">
      <style:paragraph-properties fo:margin-left="0in" fo:margin-right="0in" fo:margin-top="0.1945in" fo:margin-bottom="0.1945in" fo:text-indent="0.2083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0T12:20:30</meta:creation-date>
    <dc:date>2012-04-14T15:29:09</dc:date>
    <meta:editing-duration>PT8H24M21S</meta:editing-duration>
    <meta:editing-cycles>36</meta:editing-cycles>
    <meta:generator>LibreOffice/3.4$Linux LibreOffice_project/340m1$Build-402</meta:generator>
    <meta:document-statistic meta:table-count="0" meta:image-count="0" meta:object-count="0" meta:page-count="9" meta:paragraph-count="78" meta:word-count="2017" meta:character-count="14583" meta:non-whitespace-character-count="12631"/>
  </office:meta>
</office:document-meta>
</file>